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6.405cm" fo:min-width="5.584cm"/>
    </style:style>
    <style:style style:name="gr2" style:family="graphic" style:parent-style-name="standard">
      <style:graphic-properties draw:fill-color="#333333" draw:textarea-vertical-align="middle" draw:auto-grow-height="false" fo:min-height="2.585cm" fo:min-width="2.9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text-properties fo:color="#ffffff" style:font-name="DejaVu Sans" fo:font-size="111pt" fo:font-weight="bold" style:font-size-asian="111pt" style:font-weight-asian="bold" style:font-size-complex="111pt" style:font-weight-complex="bold"/>
    </style:style>
    <style:style style:name="P3" style:family="paragraph">
      <loext:graphic-properties draw:fill="none" draw:fill-color="#ffffff"/>
      <style:text-properties fo:color="#ffffff" style:font-name="DejaVu Sans" fo:font-size="111pt" fo:font-weight="bold" style:font-size-asian="111pt" style:font-weight-asian="bold" style:font-size-complex="111pt" style:font-weight-complex="bold"/>
    </style:style>
    <style:style style:name="P4" style:family="paragraph">
      <style:text-properties fo:font-size="33pt"/>
    </style:style>
    <style:style style:name="P5" style:family="paragraph">
      <loext:graphic-properties draw:fill="none" draw:fill-color="#ffffff"/>
      <style:text-properties fo:font-size="33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3pt" style:font-size-asian="33pt" style:font-size-complex="33pt"/>
    </style:style>
    <style:style style:name="P8" style:family="paragraph">
      <loext:graphic-properties draw:fill="none" draw:fill-color="#ffffff"/>
      <style:text-properties fo:font-size="33pt" style:font-size-asian="33pt" style:font-size-complex="33pt"/>
    </style:style>
    <style:style style:name="T1" style:family="text">
      <style:text-properties fo:color="#ffffff" style:font-name="DejaVu Sans" fo:font-size="111pt" fo:font-weight="bold" style:font-size-asian="111pt" style:font-weight-asian="bold" style:font-size-complex="111pt" style:font-weight-complex="bold"/>
    </style:style>
    <style:style style:name="T2" style:family="text">
      <style:text-properties fo:font-size="33pt" style:font-size-asian="33pt" style:font-size-complex="33pt"/>
    </style:style>
    <style:style style:name="T3" style:family="text">
      <style:text-properties fo:font-size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0cm" svg:height="8.7cm" draw:transform="rotate (-3.14159265358979) translate (13.2cm 15.6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draw:layer="layout" svg:width="9.2cm" svg:height="8.5cm" draw:transform="rotate (-3.14159265358979) translate (12.8cm 15.5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3" draw:layer="layout" svg:width="6.8cm" svg:height="4.81cm" svg:x="5cm" svg:y="8.49cm">
          <draw:text-box>
            <text:p text:style-name="P2"><text:span text:style-name="T1">K</text:span><text:span text:style-name="T1">5</text:span></text:p>
          </draw:text-box>
        </draw:frame>
        <draw:frame draw:style-name="gr4" draw:text-style-name="P5" draw:layer="layout" svg:width="1.086cm" svg:height="1.551cm" svg:x="4.5cm" svg:y="5.549cm">
          <draw:text-box>
            <text:p text:style-name="P4">λ</text:p>
          </draw:text-box>
        </draw:frame>
        <draw:frame draw:style-name="gr4" draw:text-style-name="P6" draw:layer="layout" svg:width="0.938cm" svg:height="1.551cm" svg:x="11.062cm" svg:y="5.6cm">
          <draw:text-box>
            <text:p><text:span text:style-name="T2">ι</text:span> </text:p>
          </draw:text-box>
        </draw:frame>
        <draw:frame draw:style-name="gr4" draw:text-style-name="P8" draw:layer="layout" svg:width="1.086cm" svg:height="1.551cm" svg:x="2.114cm" svg:y="11.4cm">
          <draw:text-box>
            <text:p text:style-name="P7"><text:span text:style-name="T2">ν</text:span></text:p>
          </draw:text-box>
        </draw:frame>
        <draw:frame draw:style-name="gr4" draw:text-style-name="P8" draw:layer="layout" svg:width="1.137cm" svg:height="1.551cm" svg:x="13.1cm" svg:y="11.3cm">
          <draw:text-box>
            <text:p text:style-name="P7"><text:span text:style-name="T2">υ</text:span></text:p>
          </draw:text-box>
        </draw:frame>
        <draw:frame draw:style-name="gr4" draw:text-style-name="P8" draw:layer="layout" svg:width="1.023cm" svg:height="1.551cm" svg:x="7.7cm" svg:y="15.5cm">
          <draw:text-box>
            <text:p text:style-name="P7"><text:span text:style-name="T2">ξ</text:span></text:p>
          </draw:text-box>
        </draw:frame>
        <draw:frame draw:style-name="gr4" draw:text-style-name="P8" draw:layer="layout" svg:width="7.487cm" svg:height="1.551cm" svg:x="1.4cm" svg:y="1.849cm">
          <draw:text-box>
            <text:p text:style-name="P7"><text:span text:style-name="T2">Kharon → K5</text:span></text:p>
          </draw:text-box>
        </draw:frame>
        <draw:frame draw:style-name="gr4" draw:text-style-name="P6" draw:layer="layout" svg:width="7.144cm" svg:height="1.551cm" svg:x="2.8cm" svg:y="3.349cm">
          <draw:text-box>
            <text:p><text:span text:style-name="T2">linux →</text:span><text:span text:style-name="T3">λ</text:span><text:span text:style-name="T2">ινυξ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01:15:12.633100953</meta:creation-date>
    <dc:date>2018-06-07T02:31:27.312926795</dc:date>
    <meta:editing-duration>PT4M53S</meta:editing-duration>
    <meta:editing-cycles>1</meta:editing-cycles>
    <meta:document-statistic meta:object-count="10"/>
    <meta:generator>LibreOffice/5.4.6.2$Linux_X86_64 LibreOffice_project/40m0$Build-2</meta:generator>
  </office:meta>
</office:document-meta>
</file>